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econtent.hogrefe.com/doi/epdf/10.1027/2151-2604/a000387" text:style-name="Internet_20_link" text:visited-style-name="Visited_20_Internet_20_Link">https://econtent.hogrefe.com/doi/epdf/10.1027/2151-2604/a000387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3T15:45:19.245000000</meta:creation-date>
    <dc:date>2025-05-23T15:45:21.305000000</dc:date>
    <meta:editing-duration>PT2S</meta:editing-duration>
    <meta:editing-cycles>1</meta:editing-cycles>
    <meta:document-statistic meta:table-count="0" meta:image-count="0" meta:object-count="0" meta:page-count="1" meta:paragraph-count="1" meta:word-count="1" meta:character-count="63" meta:non-whitespace-character-count="63"/>
    <meta:generator>LibreOffice/24.8.6.2$Windows_X86_64 LibreOffice_project/6d98ba145e9a8a39fc57bcc76981d1fb1316c60c</meta:generator>
  </office:meta>
</office:document-meta>
</file>